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3043in" fo:break-before="auto" style:use-optimal-row-height="false"/>
    </style:style>
    <style:style style:name="ro5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ackground-color="#ffffa6" fo:wrap-option="wrap" fo:border="0.06pt solid #000000"/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77bc65" fo:wrap-option="wrap" fo:border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77bc65" fo:wrap-option="wrap" fo:border="0.06pt solid #000000"/>
      <style:text-properties style:use-window-font-color="true" fo:font-size="8pt" style:font-size-asian="8pt" style:font-size-complex="8pt"/>
    </style:style>
    <style:style style:name="ce3" style:family="table-cell" style:parent-style-name="Default">
      <style:table-cell-properties fo:background-color="#729fcf" fo:wrap-option="wrap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wrap-option="wrap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ffffa6" fo:border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77bc65" fo:border="0.06pt solid #000000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77bc65" fo:border="0.06pt solid #000000"/>
      <style:text-properties style:use-window-font-color="true" fo:font-size="8pt" style:font-size-asian="8pt" style:font-size-complex="8pt"/>
    </style:style>
    <style:style style:name="ce8" style:family="table-cell" style:parent-style-name="Default">
      <style:table-cell-properties fo:background-color="#729fcf" fo:border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3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5" table:default-cell-style-name="ce9"/>
        <table:table-column table:style-name="co2" table:number-columns-repeated="1018" table:default-cell-style-name="ce33"/>
        <table:table-row table:style-name="ro1">
          <table:table-cell table:style-name="ce1" office:value-type="string" calcext:value-type="string">
            <text:p>Task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Priority</text:p>
          </table:table-cell>
          <table:table-cell table:style-name="ce19" office:value-type="string" calcext:value-type="string">
            <text:p>Effort</text:p>
          </table:table-cell>
          <table:table-cell table:style-name="ce19" office:value-type="string" calcext:value-type="string">
            <text:p>Where</text:p>
          </table:table-cell>
          <table:table-cell table:style-name="ce19" office:value-type="string" calcext:value-type="string">
            <text:p>Status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Add option to give datasets in input for Shiny</text:p>
          </table:table-cell>
          <table:table-cell table:style-name="ce20" office:value-type="string" calcext:value-type="string">
            <text:p>Code</text:p>
          </table:table-cell>
          <table:table-cell table:number-columns-repeated="2" table:style-name="ce20" office:value-type="string" calcext:value-type="string">
            <text:p>Mid</text:p>
          </table:table-cell>
          <table:table-cell table:style-name="ce20" office:value-type="string" calcext:value-type="string">
            <text:p>All</text:p>
          </table:table-cell>
          <table:table-cell table:style-name="ce20" office:value-type="string" calcext:value-type="string">
            <text:p>Next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Include files in zip report</text:p>
          </table:table-cell>
          <table:table-cell table:style-name="ce20" office:value-type="string" calcext:value-type="string">
            <text:p>Interface</text:p>
          </table:table-cell>
          <table:table-cell table:style-name="ce20" office:value-type="string" calcext:value-type="string">
            <text:p>Mid</text:p>
          </table:table-cell>
          <table:table-cell table:style-name="ce20" office:value-type="string" calcext:value-type="string">
            <text:p>Small</text:p>
          </table:table-cell>
          <table:table-cell table:style-name="ce20" office:value-type="string" calcext:value-type="string">
            <text:p>Rmd</text:p>
          </table:table-cell>
          <table:table-cell table:style-name="ce20" office:value-type="string" calcext:value-type="string">
            <text:p>Nex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unction to compute RAI (add to summarize species)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dd options for activity inference in interface (eg confidence interval, plot centered on midnight)</text:p>
          </table:table-cell>
          <table:table-cell table:style-name="ce20" office:value-type="string" calcext:value-type="string">
            <text:p>Interface</text:p>
          </table:table-cell>
          <table:table-cell table:number-columns-repeated="2" table:style-name="ce20" office:value-type="string" calcext:value-type="string">
            <text:p>Mid</text:p>
          </table:table-cell>
          <table:table-cell table:style-name="ce20" office:value-type="string" calcext:value-type="string">
            <text:p>One species</text:p>
          </table:table-cell>
          <table:table-cell table:style-name="ce20" office:value-type="string" calcext:value-type="string">
            <text:p>Next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lean Rmd report (export map vs barplot, export new tables?)</text:p>
          </table:table-cell>
          <table:table-cell table:style-name="ce20" office:value-type="string" calcext:value-type="string">
            <text:p>Interface</text:p>
          </table:table-cell>
          <table:table-cell table:style-name="ce20" office:value-type="string" calcext:value-type="string">
            <text:p>High</text:p>
          </table:table-cell>
          <table:table-cell table:style-name="ce20" office:value-type="string" calcext:value-type="string">
            <text:p>Mid</text:p>
          </table:table-cell>
          <table:table-cell table:style-name="ce20" office:value-type="string" calcext:value-type="string">
            <text:p>Rmd</text:p>
          </table:table-cell>
          <table:table-cell table:style-name="ce20" office:value-type="string" calcext:value-type="string">
            <text:p>Nex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mogeneize arguments names: spp/species, cam/camera…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Low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vignettes for diversity indice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pdate READM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llow to specify specific timezone (now its UTC by default)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a README on GitHub</text:p>
          </table:table-cell>
          <table:table-cell table:style-name="ce7" office:value-type="string" calcext:value-type="string">
            <text:p>Doc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heck and improve documentation for existing function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eate Rmd to export analyses with shinyMeta</text:p>
          </table:table-cell>
          <table:table-cell table:style-name="ce7" office:value-type="string" calcext:value-type="string">
            <text:p>Interfac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move magrittr dependency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ange package description (This package…)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plit code functions in several file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heck diversity table function → could be merged with species summary?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Handle NA species (in case observation type is not animal) in get diversity table: for now only species is used and not obs type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move select species to exclud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de to compute diversity per camera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ot diversity per camera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d radiobutton to choose between count and npic in interface for plot bar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ot species bars : add code to take into account non-specie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 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erge summarize_species and get_diversity_table functions ? (or at least reuse some parts)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dates filtering in filter data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Filter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Add plot to previsualize filtered data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Filter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In clean_data, add optional list that will be used when split = TRUE to give the columns to move to cameras fi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ke lonlat optional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rrect bug → show cameras for mica data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hange clean_data arguments: remove mapping and replace it with cast types directly named as the columns. Also adapt interface, tests and vignettes.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name lat/lon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ce cameras before lon lat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ce lat besides lon and retrieval besides setup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d a format argument instead of tryFormats in add_tryforma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hange format table arguments (remove mapping and use column names directly in cast_types). <text:s/>Also adapt interface, tests and vignettes.</text:p>
          </table:table-cell>
          <table:table-cell table:style-name="ce7" office:value-type="string" calcext:value-type="string">
            <text:p>Code + interfac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emove date format box but create custom date parsing function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ve coordinates format below lon/lat</text:p>
          </table:table-cell>
          <table:table-cell table:style-name="ce7" office:value-type="string" calcext:value-type="string">
            <text:p>Interfac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arrange date time (date or date timeside by side)</text:p>
          </table:table-cell>
          <table:table-cell table:style-name="ce7" office:value-type="string" calcext:value-type="string">
            <text:p>Interfac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info (?) next to column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High?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odify clean_data to remove camera columns after split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vignette read camtrapDP data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More flexible data cleaning functions → add options to reorder etc.</text:p>
          </table:table-cell>
          <table:table-cell table:style-name="ce26" office:value-type="string" calcext:value-type="string">
            <text:p>Code</text:p>
          </table:table-cell>
          <table:table-cell table:style-name="ce26" office:value-type="string" calcext:value-type="string">
            <text:p>Low</text:p>
          </table:table-cell>
          <table:table-cell table:style-name="ce26" office:value-type="string" calcext:value-type="string">
            <text:p>Small</text:p>
          </table:table-cell>
          <table:table-cell table:style-name="ce26" office:value-type="string" calcext:value-type="string">
            <text:p>Import</text:p>
          </table:table-cell>
          <table:table-cell table:style-name="ce2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RAI on presence map/plot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eate interface for one specie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de for one species: compute activity time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de for one species: plot activity time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eck von Mises use (biblio)</text:p>
          </table:table-cell>
          <table:table-cell table:style-name="ce7" office:value-type="string" calcext:value-type="string">
            <text:p>Code + biblio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ok into activity package and change code?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place custom function with fitact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on Mises vignett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d chart instead of map option for diversity and presence map</text:p>
          </table:table-cell>
          <table:table-cell table:style-name="ce7" office:value-type="string" calcext:value-type="string">
            <text:p>Code + interfac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One species + All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span text:style-name="T1">Select data functions → based </text:span>on values of a second column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new module to select data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lect data functions → based on species or on cameras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lect data functions → add date filtering</text:p>
          </table:table-cell>
          <table:table-cell table:style-name="ce7" office:value-type="string" calcext:value-type="string">
            <text:p>Code + interfac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ke data filtering possible with POSIX or date + time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Add validate statements to prevent from using empty tables if no cameras or no species selected (or incompatible cameras/species)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meras summary: add nb of species seen on camera and npic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rrect trapping nights bug (when camera df provided but no setup or retrieval)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meras summary: better way to show cod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pecies summary: create function (species, seen on x cameras, RAI, n pics)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mera activity plot: add tick for setup/retrieval boxe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d checkbox to choose to display camera names on map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mera activity plot: add option for setup/retrieval boxe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mera activity: add option for axis ticks width and date formatting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mera activity: add checkbox to tick show setup/retrieval times or not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pdate the way of counting camera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rrect activity times to match newly computed times from camera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ve map and cameras in column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mera activity: add option for custom color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odify plot_species_bars to allow to plot non-animals too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move Two specie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Two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reate vignettes to demonstrate package functioning and see how user-friendly functions are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Mid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string" calcext:value-type="string">
            <text:p>Ongoing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etter theme (colors, fonts)</text:p>
          </table:table-cell>
          <table:table-cell table:style-name="ce8" office:value-type="string" calcext:value-type="string">
            <text:p>Interface</text:p>
          </table:table-cell>
          <table:table-cell table:number-columns-repeated="2" table:style-name="ce8" office:value-type="string" calcext:value-type="string">
            <text:p>Mid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string" calcext:value-type="string">
            <text:p>Ongoing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Remove ShinyDashboard and lubridate dependency?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string" calcext:value-type="string">
            <text:p>Add indep filter option in first page and add option to use filtered or non-filtered data in the analyses</text:p>
          </table:table-cell>
          <table:table-cell office:value-type="string" calcext:value-type="string">
            <text:p>Code + 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lt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ccomodate either date or datetime or date + time in camera setup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utomatically choose date + time or datetime on data impor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dapt functions arguments: eg for clean_data allow the user to provide dfcam and dfrec, and dfrec can also be a datapackage object that will be handled differently (eg remove data also in metadata)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dify data import to get only 2 components (remove $data layer) and adapt other function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ke camera ID optional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d options to filter NA in data cleaning function (for specific cols)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2">Code for one species: </text:span>compute naive occupancy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Add option to filter out cameras filtered when removing the species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elect data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string" calcext:value-type="string">
            <text:p>Replace column update copypaste with module in select module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ot map : add camera info on map on click: camera ID, coord, duration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en popup directly on click for map with red dot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ot map: create warning if camera not shown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F88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1">00/00/0000</text:date>, <text:time style:data-style-name="N2" text:time-value="10:37:38.3145996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3:30:29.033115073</meta:creation-date>
    <dc:date>2023-08-31T16:49:36.674805843</dc:date>
    <meta:editing-duration>P4DT11H40M8S</meta:editing-duration>
    <meta:editing-cycles>77</meta:editing-cycles>
    <meta:generator>LibreOffice/7.5.5.2$Linux_X86_64 LibreOffice_project/50$Build-2</meta:generator>
    <dc:creator>Lisa Nicvert</dc:creator>
    <meta:document-statistic meta:table-count="1" meta:cell-count="514" meta:object-count="0"/>
  </office:meta>
</office:document-meta>
</file>